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24-12-15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24-01-1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23-02-09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22-01-0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21-01-06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4892" calcext:value-type="float">
            <text:p>90.19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1572" calcext:value-type="float">
            <text:p>90.30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3471033450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